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fo:language="en" fo:country="US" style:font-size-asian="12pt" style:font-size-complex="12pt"/>
    </style:style>
    <style:style style:name="P2" style:family="paragraph" style:parent-style-name="Standard">
      <style:text-properties style:font-name="Times New Roman" fo:font-size="12pt" fo:language="en" fo:country="US" officeooo:rsid="000c09f6" officeooo:paragraph-rsid="000c09f6" style:font-size-asian="12pt" style:font-size-complex="12pt"/>
    </style:style>
    <style:style style:name="P3" style:family="paragraph" style:parent-style-name="Standard">
      <style:text-properties style:font-name="Times New Roman" fo:font-size="12pt" fo:language="en" fo:country="US" officeooo:rsid="000c09f6" officeooo:paragraph-rsid="000d9927" style:font-size-asian="12pt" style:font-size-complex="12pt"/>
    </style:style>
    <style:style style:name="P4" style:family="paragraph" style:parent-style-name="Standard">
      <style:text-properties style:font-name="Times New Roman" fo:font-size="12pt" fo:language="en" fo:country="US" officeooo:rsid="000d9927" officeooo:paragraph-rsid="000d9927" style:font-size-asian="12pt" style:font-size-complex="12pt"/>
    </style:style>
    <style:style style:name="P5" style:family="paragraph" style:parent-style-name="Standard">
      <style:text-properties style:font-name="Times New Roman" fo:font-size="14pt" fo:language="en" fo:country="US" fo:font-weight="bold" officeooo:rsid="000c09f6" officeooo:paragraph-rsid="000c09f6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Times New Roman" fo:font-size="14pt" fo:language="en" fo:country="US" fo:font-weight="bold" officeooo:rsid="000c09f6" officeooo:paragraph-rsid="000d9927" style:font-size-asian="14pt" style:font-weight-asian="bold" style:font-size-complex="14pt" style:font-weight-complex="bold"/>
    </style:style>
    <style:style style:name="P7" style:family="paragraph" style:parent-style-name="Standard">
      <style:text-properties fo:color="#ff0000" style:font-name="Times New Roman" fo:font-size="12pt" fo:language="en" fo:country="US" fo:font-weight="bold" officeooo:rsid="000d9927" officeooo:paragraph-rsid="000d9927" style:font-size-asian="12pt" style:font-weight-asian="bold" style:font-size-complex="12pt" style:font-weight-complex="bold"/>
    </style:style>
    <style:style style:name="P8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9" style:family="paragraph" style:parent-style-name="Standard">
      <style:text-properties fo:color="#ff0000" style:font-name="Times New Roman" fo:font-size="12pt" fo:language="en" fo:country="US" fo:font-weight="bold" officeooo:rsid="000ca3ba" officeooo:paragraph-rsid="000ca3ba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Times New Roman" fo:font-size="12pt" fo:language="en" fo:country="US" officeooo:rsid="000c09f6" officeooo:paragraph-rsid="0010e30f" style:font-size-asian="12pt" style:font-size-complex="12pt"/>
    </style:style>
    <style:style style:name="P11" style:family="paragraph" style:parent-style-name="Standard">
      <style:text-properties style:font-name="Times New Roman" fo:font-size="12pt" fo:language="en" fo:country="US" officeooo:rsid="0010e30f" officeooo:paragraph-rsid="0010e30f" style:font-size-asian="12pt" style:font-size-complex="12pt"/>
    </style:style>
    <style:style style:name="T1" style:family="text">
      <style:text-properties style:font-name="Times New Roman" fo:font-size="24pt" fo:language="en" fo:country="US" style:font-size-asian="24pt"/>
    </style:style>
    <style:style style:name="T2" style:family="text">
      <style:text-properties style:font-name="Times New Roman" fo:font-size="24pt" fo:language="en" fo:country="US" officeooo:rsid="000a91f1" style:font-size-asian="24pt"/>
    </style:style>
    <style:style style:name="T3" style:family="text">
      <style:text-properties officeooo:rsid="000a91f1"/>
    </style:style>
    <style:style style:name="T4" style:family="text">
      <style:text-properties officeooo:rsid="000d9443"/>
    </style:style>
    <style:style style:name="T5" style:family="text">
      <style:text-properties officeooo:rsid="000d9927"/>
    </style:style>
    <style:style style:name="T6" style:family="text">
      <style:text-properties officeooo:rsid="0010e30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Absatz-Standardschriftart"><text:span text:style-name="T1">2. </text:span></text:span><text:span text:style-name="Absatz-Standardschriftart"><text:span text:style-name="T2">Assignment</text:span></text:span><text:span text:style-name="Absatz-Standardschriftart"><text:span text:style-name="T1"><text:line-break/></text:span></text:span></text:p>
      <text:p text:style-name="P1"><text:span text:style-name="T3">First name</text:span>:<text:line-break/><text:span text:style-name="T3">Last name</text:span>:<text:line-break/><text:span text:style-name="T3">Student id</text:span>:</text:p>
      <text:p text:style-name="P1"/>
      <text:p text:style-name="P9">Use any figure or graph you like to undermine your answers.</text:p>
      <text:p text:style-name="P5">Task 1.3: Feature selection Lily data set</text:p>
      <text:p text:style-name="P10">1.3.1 <text:span text:style-name="T6">What is the smallest error you can achieve on the test set?</text:span></text:p>
      <text:p text:style-name="P11">1.3.2 What is the best feature combination based on the error?</text:p>
      <text:p text:style-name="P11">1.3.3 How did you find the best combination?</text:p>
      <text:p text:style-name="P11">1.3.4 What is the smallest k, which led to the smallest error?</text:p>
      <text:p text:style-name="P11">1.3.5 Why is it a good idea to normalize the data before applying the kNN classifier?</text:p>
      <text:p text:style-name="P2"/>
      <text:p text:style-name="P5">Bonus Task: Feature selection Leafs data set</text:p>
      <text:p text:style-name="P10">1.4.1 <text:span text:style-name="T6">Which feature combination outperforms the use of all features? (the best you can find based on the error)</text:span></text:p>
      <text:p text:style-name="P10"><text:span text:style-name="T6">1.4.2 For which k can you achieve this result (in 1.4.1)? Why do you think this k leads to the best result?</text:span></text:p>
      <text:p text:style-name="P11">1.4.3 What could be done to improve the performance (reduce the error)? Some ideas ...</text:p>
      <text:p text:style-name="P2"/>
      <text:p text:style-name="P6">Task <text:span text:style-name="T4">2.5</text:span>: <text:span text:style-name="T5">Experiments and discussion</text:span></text:p>
      <text:p text:style-name="P7">Do not forget to put your resulting plots here and reference them in your answers/discussion.</text:p>
      <text:p text:style-name="P3"><text:span text:style-name="T5">2.5</text:span>.1 <text:span text:style-name="T5">How are the weighted likelihoods influenced?</text:span></text:p>
      <text:p text:style-name="P4">2.5.2 How are the posteriors influenced?</text:p>
      <text:p text:style-name="P4">2.5.6 What happens to the decision boundary (based on Bayes decision rule)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3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e" fo:country="AT" fo:font-style="normal" fo:text-shadow="none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3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e" fo:country="AT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Listenabsatz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bsatz-Standardschriftar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7874in" fo:margin-left="0.9839in" fo:margin-right="0.9839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Linux_X86_64 LibreOffice_project/20m0$Build-2</meta:generator>
    <dc:title/>
    <dc:description/>
    <dc:subject/>
    <meta:initial-creator>niki</meta:initial-creator>
    <meta:creation-date>2014-10-13T12:35:00Z</meta:creation-date>
    <dc:date>2016-10-24T16:53:17.554024941</dc:date>
    <meta:editing-cycles>14</meta:editing-cycles>
    <meta:editing-duration>PT18M51S</meta:editing-duration>
    <meta:document-statistic meta:table-count="0" meta:image-count="0" meta:object-count="0" meta:page-count="1" meta:paragraph-count="18" meta:word-count="194" meta:character-count="1108" meta:non-whitespace-character-count="931"/>
    <meta:template xlink:type="simple" xlink:actuate="onRequest" xlink:title="" xlink:href="Normal.dotm"/>
  </office:meta>
</office:document-meta>
</file>